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 </text:p>
      <text:p text:style-name="Standard">&lt;head&gt;</text:p>
      <text:p text:style-name="Standard">&lt;meta charset="utf-8"&gt;</text:p>
      <text:p text:style-name="Standard">&lt;meta name="viewport" content="width=device-width, initial-scale=1"&gt;</text:p>
      <text:p text:style-name="Standard">&lt;title&gt;Calendario PRO&lt;/title&gt;</text:p>
      <text:p text:style-name="Standard"/>
      <text:p text:style-name="Standard">&lt;link href="https://cdn.jsdelivr.net/npm/fullcalendar@6.1.8/index.global.min.css" rel="stylesheet"&gt;</text:p>
      <text:p text:style-name="Standard"/>
      <text:p text:style-name="Standard">&lt;script src="https://cdn.jsdelivr.net/npm/@fullcalendar/timegrid@6.1.8/index.global.min.js"&gt;&lt;/script&gt;</text:p>
      <text:p text:style-name="Standard">&lt;script src="https://cdn.jsdelivr.net/npm/@fullcalendar/list@6.1.8/index.global.min.js"&gt;&lt;/script&gt;</text:p>
      <text:p text:style-name="Standard"/>
      <text:p text:style-name="Standard">&lt;style&gt;</text:p>
      <text:p text:style-name="Standard">body { font-family:Poppins; background:#0f0f0f; color:#FFD700; padding:20px; }</text:p>
      <text:p text:style-name="Standard"/>
      <text:p text:style-name="Standard">#header { display:flex; justify-content:space-between; align-items:center; margin-bottom:20px; border-bottom:1px solid #FFD700; padding-bottom:10px; }</text:p>
      <text:p text:style-name="Standard"/>
      <text:p text:style-name="Standard">#logo { height:60px; }</text:p>
      <text:p text:style-name="Standard"/>
      <text:p text:style-name="Standard">#buscador { text-align:center; margin-bottom:10px; }</text:p>
      <text:p text:style-name="Standard">#buscador input { padding:8px; background:#000; color:#FFD700; border:1px solid #FFD700; }</text:p>
      <text:p text:style-name="Standard">#buscador button { padding:8px; background:#FFD700; border:none; cursor:pointer; }</text:p>
      <text:p text:style-name="Standard"/>
      <text:p text:style-name="Standard">#filtros { text-align:center; margin-bottom:15px; }</text:p>
      <text:p text:style-name="Standard">#filtros button { margin:5px; padding:5px; border:none; cursor:pointer; color:#fff; border-radius:6px; font-weight:bold; width:70px; height:80px; text-align:center; }</text:p>
      <text:p text:style-name="Standard">#filtros button.activo { outline:2px solid #fff; }</text:p>
      <text:p text:style-name="Standard"/>
      <text:p text:style-name="Standard">#calendar { max-width:1200px; margin:auto; background:#111; padding:10px; border-radius:10px; }</text:p>
      <text:p text:style-name="Standard">.fc .fc-daygrid-day-frame { min-height: 80px; }</text:p>
      <text:p text:style-name="Standard">.fc-daygrid-event { display: block !important; border-radius: 6px; padding: 4px; margin-bottom: 3px; }</text:p>
      <text:p text:style-name="Standard">.fc-event { font-size: 12px; font-weight: bold; white-space: normal !important; overflow: hidden; }</text:p>
      <text:p text:style-name="Standard">.evento-cuadro { border-radius: 8px !important; padding: 3px !important; font-weight: bold; }</text:p>
      <text:p text:style-name="Standard"/>
      <text:p text:style-name="Standard">/* MODAL */</text:p>
      <text:p text:style-name="Standard">#modal { display:none; position:fixed; top:50%; left:50%; transform:translate(-50%, -50%) scale(0.8); background:#111; border:2px solid #FFD700; padding:15px; border-radius:12px; width:340px; z-index:9999; opacity:0; transition:all 0.25s ease; max-height:80vh; overflow:auto; }</text:p>
      <text:p text:style-name="Standard">#modal.show { opacity:1; transform:translate(-50%, -50%) scale(1); }</text:p>
      <text:p text:style-name="Standard">#modal button { width:100%; margin-top:5px; padding:6px; cursor:pointer; }</text:p>
      <text:p text:style-name="Standard">#whatsapp { background:#25D366; }</text:p>
      <text:p text:style-name="Standard">#recordatorio { background:#FFD700; }</text:p>
      <text:p text:style-name="Standard">#cerrar { background:#000; color:#FFD700; border:1px solid #FFD700; }</text:p>
      <text:p text:style-name="Standard"/>
      <text:p text:style-name="Standard">.cita-item { background:#222; margin:5px 0; padding:8px; border-radius:8px; font-size:12px; border-left:3px solid #FFD700; cursor:pointer; transition: all .2s ease; }</text:p>
      <text:p text:style-name="Standard">.cita-item:hover{ transform: scale(1.02); }</text:p>
      <text:p text:style-name="Standard"><text:soft-page-break/>.cita-item.activa{ outline:2px solid #FFD700; transform: scale(1.04); box-shadow: 0 0 12px #FFD700; animation: pulse .6s ease; }</text:p>
      <text:p text:style-name="Standard">@keyframes pulse{ 0% { transform: scale(1); } 50% { transform: scale(1.06); } 100% { transform: scale(1.04); } }</text:p>
      <text:p text:style-name="Standard"/>
      <text:p text:style-name="Standard">/* 🔥 CONTADOR */</text:p>
      <text:p text:style-name="Standard">.contador-pro{ text-align:center; background: linear-gradient(145deg,#111,#1a1a1a); border:2px solid #FFD700; padding:15px; border-radius:15px; margin-bottom:20px; font-weight:bold; box-shadow: 0 0 15px rgba(255,215,0,0.3); animation: brillo 2s infinite alternate; }</text:p>
      <text:p text:style-name="Standard">.titulo-contador{ margin-bottom:10px; }</text:p>
      <text:p text:style-name="Standard">.logo-contador{ height:50px; object-fit:contain; display:block; margin:auto; filter: drop-shadow(0 0 8px #FFD700); animation: logoGlow 2s infinite alternate; }</text:p>
      <text:p text:style-name="Standard">@keyframes logoGlow{ 0%{ filter: drop-shadow(0 0 5px #FFD700);} 100%{ filter: drop-shadow(0 0 18px #FFD700);} }</text:p>
      <text:p text:style-name="Standard">#numerosContador{ font-size:18px; color:#fff; }</text:p>
      <text:p text:style-name="Standard">@keyframes brillo{ 0%{ box-shadow: 0 0 10px rgba(255,215,0,0.2);} 100%{ box-shadow: 0 0 25px rgba(255,215,0,0.8);} }</text:p>
      <text:p text:style-name="Standard">&lt;/style&gt;</text:p>
      <text:p text:style-name="Standard">&lt;/head&gt;</text:p>
      <text:p text:style-name="Standard"/>
      <text:p text:style-name="Standard">&lt;body&gt;</text:p>
      <text:p text:style-name="Standard"/>
      <text:p text:style-name="Standard">&lt;div id="header"&gt;</text:p>
      <text:p text:style-name="Standard"><text:s text:c="2"/>&lt;h1&gt;CITAS PREVIAS&lt;/h1&gt;</text:p>
      <text:p text:style-name="Standard"><text:s text:c="2"/>&lt;img src="https://i.postimg.cc/8P8Mn8Zp/logo-png.png" id="logo"&gt;</text:p>
      <text:p text:style-name="Standard">&lt;/div&gt;</text:p>
      <text:p text:style-name="Standard"/>
      <text:p text:style-name="Standard">&lt;!-- 🔥 CONTADOR CON LOGO --&gt;</text:p>
      <text:p text:style-name="Standard">&lt;div id="contadorCodigos" class="contador-pro"&gt;</text:p>
      <text:p text:style-name="Standard"><text:s text:c="2"/>&lt;div class="titulo-contador"&gt;</text:p>
      <text:p text:style-name="Standard"><text:s text:c="4"/>&lt;img src="https://i.postimg.cc/6qtJTP4w/logo-EST-reservas.png" class="logo-contador"&gt;</text:p>
      <text:p text:style-name="Standard"><text:s text:c="2"/>&lt;/div&gt;</text:p>
      <text:p text:style-name="Standard"><text:s text:c="2"/>&lt;div id="numerosContador"&gt;Cargando...&lt;/div&gt;</text:p>
      <text:p text:style-name="Standard">&lt;/div&gt;</text:p>
      <text:p text:style-name="Standard"/>
      <text:p text:style-name="Standard">&lt;div id="buscador"&gt;</text:p>
      <text:p text:style-name="Standard"><text:s text:c="2"/>&lt;input type="text" id="buscarCodigo" placeholder="Código"&gt;</text:p>
      <text:p text:style-name="Standard"><text:s text:c="2"/>&lt;button onclick="buscarCita()"&gt;Buscar&lt;/button&gt;</text:p>
      <text:p text:style-name="Standard">&lt;/div&gt;</text:p>
      <text:p text:style-name="Standard"/>
      <text:p text:style-name="Standard">&lt;div id="filtros"&gt;&lt;/div&gt;</text:p>
      <text:p text:style-name="Standard">&lt;div id="calendar"&gt;&lt;/div&gt;</text:p>
      <text:p text:style-name="Standard"/>
      <text:p text:style-name="Standard">&lt;div id="modal"&gt;</text:p>
      <text:p text:style-name="Standard"><text:s text:c="2"/>&lt;div id="detalle"&gt;&lt;/div&gt;</text:p>
      <text:p text:style-name="Standard"><text:s text:c="2"/>&lt;button id="whatsapp"&gt;📲 CONFIRMAR CITA&lt;/button&gt;</text:p>
      <text:p text:style-name="Standard"><text:s text:c="2"/>&lt;button id="recordatorio"&gt;⏰ Recordatorio&lt;/button&gt;</text:p>
      <text:p text:style-name="Standard"><text:s text:c="2"/>&lt;button id="cerrar"&gt;Cerrar&lt;/button&gt;</text:p>
      <text:p text:style-name="Standard">&lt;/div&gt;</text:p>
      <text:p text:style-name="Standard"/>
      <text:p text:style-name="Standard">&lt;script src="https://cdn.jsdelivr.net/npm/fullcalendar@6.1.8/index.global.min.js"&gt;&lt;/script&gt;</text:p>
      <text:p text:style-name="Standard"/>
      <text:p text:style-name="Standard"><text:soft-page-break/>&lt;script&gt;</text:p>
      <text:p text:style-name="Standard">const WEB_APP_URL = "https://script.google.com/macros/s/AKfycbyKfTfZTONmIzbNOtQXtA0Ktt2faFGK6WxJW7of1WPTiayMb_PeW5v6lFYc0gZSLiCcDw/exec";</text:p>
      <text:p text:style-name="Standard"/>
      <text:p text:style-name="Standard">const fotosBarberos = {</text:p>
      <text:p text:style-name="Standard"><text:s text:c="2"/>"Berta Galarraga Ortiz": "https://i.postimg.cc/fLLvwpdR/laberintoninos-2.jpg",</text:p>
      <text:p text:style-name="Standard"><text:s text:c="2"/>"Rocio Guerrero Serrato": "https://i.postimg.cc/gJ3xqW4Q/Whats-App-Image-2026-03-23-at-7-25-47-PM.jpg",</text:p>
      <text:p text:style-name="Standard"><text:s text:c="2"/>"CUALQUIERA": "https://i.postimg.cc/8P8Mn8Zp/logo-png.png",</text:p>
      <text:p text:style-name="Standard">};</text:p>
      <text:p text:style-name="Standard"/>
      <text:p text:style-name="Standard">let reservas = [];</text:p>
      <text:p text:style-name="Standard">let eventoActual = null;</text:p>
      <text:p text:style-name="Standard">let currentBarberoCitas = [];</text:p>
      <text:p text:style-name="Standard">let calendar;</text:p>
      <text:p text:style-name="Standard"/>
      <text:p text:style-name="Standard">const colores = ["#e6194b","#3cb44b","#ffe119","#4363d8","#f58231","#911eb4"];</text:p>
      <text:p text:style-name="Standard">let mapaColores = {};</text:p>
      <text:p text:style-name="Standard">let indexColor = 0;</text:p>
      <text:p text:style-name="Standard">let codigoFiltro = "";</text:p>
      <text:p text:style-name="Standard"/>
      <text:p text:style-name="Standard">// 🔥 CONTADOR CON SEC. REAL</text:p>
      <text:p text:style-name="Standard">function actualizarContadorCodigos(){</text:p>
      <text:p text:style-name="Standard"><text:s text:c="2"/>let maxNum = 0;</text:p>
      <text:p text:style-name="Standard"><text:s text:c="2"/>reservas.forEach(r=&gt;{</text:p>
      <text:p text:style-name="Standard"><text:s text:c="4"/>if(r.codigo){</text:p>
      <text:p text:style-name="Standard"><text:s text:c="6"/>let match = r.codigo.match(/\d+/);</text:p>
      <text:p text:style-name="Standard"><text:s text:c="6"/>if(match){</text:p>
      <text:p text:style-name="Standard"><text:s text:c="8"/>let n = parseInt(match[0]);</text:p>
      <text:p text:style-name="Standard"><text:s text:c="8"/>if(n&gt;maxNum) maxNum = n;</text:p>
      <text:p text:style-name="Standard"><text:s text:c="6"/>}</text:p>
      <text:p text:style-name="Standard"><text:s text:c="4"/>}</text:p>
      <text:p text:style-name="Standard"><text:s text:c="2"/>});</text:p>
      <text:p text:style-name="Standard"><text:s text:c="2"/>const TOTAL_CODIGOS = maxNum;</text:p>
      <text:p text:style-name="Standard"><text:s text:c="2"/>const usados = reservas.filter(r=&gt;r.codigo).length;</text:p>
      <text:p text:style-name="Standard"><text:s text:c="2"/>document.getElementById("numerosContador").innerHTML =</text:p>
      <text:p text:style-name="Standard"><text:s text:c="4"/>`🔢 Total generados: &lt;b&gt;${TOTAL_CODIGOS}&lt;/b&gt; | ✅ Activas: &lt;b&gt;${usados}&lt;/b&gt;`;</text:p>
      <text:p text:style-name="Standard">}</text:p>
      <text:p text:style-name="Standard"/>
      <text:p text:style-name="Standard">function colorPorAbogado(nombre){</text:p>
      <text:p text:style-name="Standard"><text:s text:c="2"/>if(!mapaColores[nombre]){</text:p>
      <text:p text:style-name="Standard"><text:s text:c="4"/>mapaColores[nombre] = colores[indexColor % colores.length];</text:p>
      <text:p text:style-name="Standard"><text:s text:c="4"/>indexColor++;</text:p>
      <text:p text:style-name="Standard"><text:s text:c="2"/>}</text:p>
      <text:p text:style-name="Standard"><text:s text:c="2"/>return mapaColores[nombre];</text:p>
      <text:p text:style-name="Standard">}</text:p>
      <text:p text:style-name="Standard"/>
      <text:p text:style-name="Standard">document.addEventListener("DOMContentLoaded", async () =&gt; {</text:p>
      <text:p text:style-name="Standard"><text:s text:c="2"/>const res = await fetch(WEB_APP_URL + "?reservas=1");</text:p>
      <text:p text:style-name="Standard"><text:s text:c="2"/>reservas = await res.json();</text:p>
      <text:p text:style-name="Standard"><text:s text:c="2"/>actualizarContadorCodigos();</text:p>
      <text:p text:style-name="Standard"><text:soft-page-break/><text:s text:c="2"/>crearFiltros();</text:p>
      <text:p text:style-name="Standard"><text:s text:c="2"/>iniciarCalendario();</text:p>
      <text:p text:style-name="Standard">});</text:p>
      <text:p text:style-name="Standard"/>
      <text:p text:style-name="Standard">function buscarCita(){</text:p>
      <text:p text:style-name="Standard"><text:s text:c="2"/>codigoFiltro = document.getElementById("buscarCodigo").value.trim().toLowerCase();</text:p>
      <text:p text:style-name="Standard"><text:s text:c="2"/>calendar.refetchEvents();</text:p>
      <text:p text:style-name="Standard">}</text:p>
      <text:p text:style-name="Standard"/>
      <text:p text:style-name="Standard">function crearFiltros(){</text:p>
      <text:p text:style-name="Standard"><text:s text:c="2"/>let barberos = [...new Set(reservas.map(r =&gt; r.barbero))];</text:p>
      <text:p text:style-name="Standard"><text:s text:c="2"/>let cont = document.getElementById("filtros");</text:p>
      <text:p text:style-name="Standard"><text:s text:c="2"/>cont.innerHTML = "";</text:p>
      <text:p text:style-name="Standard"/>
      <text:p text:style-name="Standard"><text:s text:c="2"/>let btnTodos = document.createElement("button");</text:p>
      <text:p text:style-name="Standard"><text:s text:c="2"/>btnTodos.innerText = "Todos";</text:p>
      <text:p text:style-name="Standard"><text:s text:c="2"/>btnTodos.style.background = "#444";</text:p>
      <text:p text:style-name="Standard"><text:s text:c="2"/>btnTodos.onclick = ()=&gt; {</text:p>
      <text:p text:style-name="Standard"><text:s text:c="4"/>codigoFiltro = "";</text:p>
      <text:p text:style-name="Standard"><text:s text:c="4"/>document.getElementById("buscarCodigo").value = "";</text:p>
      <text:p text:style-name="Standard"><text:s text:c="4"/>calendar.refetchEvents();</text:p>
      <text:p text:style-name="Standard"><text:s text:c="2"/>};</text:p>
      <text:p text:style-name="Standard"><text:s text:c="2"/>cont.appendChild(btnTodos);</text:p>
      <text:p text:style-name="Standard"/>
      <text:p text:style-name="Standard"><text:s text:c="2"/>barberos.forEach(b=&gt;{</text:p>
      <text:p text:style-name="Standard"><text:s text:c="4"/>let btn = document.createElement("button");</text:p>
      <text:p text:style-name="Standard"><text:s text:c="4"/>btn.innerHTML = `&lt;img src="${fotosBarberos[b]||'https://i.postimg.cc/8P8Mn8Zp/logo-png.png'}" style="width:40px;height:40px;border-radius:50%;display:block;margin:auto;"&gt;</text:p>
      <text:p text:style-name="Standard"><text:s text:c="4"/>&lt;div style="font-size:10px"&gt;${b}&lt;/div&gt;`;</text:p>
      <text:p text:style-name="Standard"><text:s text:c="4"/>btn.style.background = colorPorAbogado(b);</text:p>
      <text:p text:style-name="Standard"><text:s text:c="4"/>btn.onclick = ()=&gt;mostrarCitasBarbero(b);</text:p>
      <text:p text:style-name="Standard"><text:s text:c="4"/>cont.appendChild(btn);</text:p>
      <text:p text:style-name="Standard"><text:s text:c="2"/>});</text:p>
      <text:p text:style-name="Standard">}</text:p>
      <text:p text:style-name="Standard"/>
      <text:p text:style-name="Standard">function mostrarCitasBarbero(barbero){</text:p>
      <text:p text:style-name="Standard"><text:s text:c="2"/>currentBarberoCitas = reservas.filter(r=&gt;r.barbero===barbero);</text:p>
      <text:p text:style-name="Standard"><text:s text:c="2"/>let html = `&lt;h3 style="text-align:center"&gt;📋 ${barbero}&lt;/h3&gt;`;</text:p>
      <text:p text:style-name="Standard"><text:s text:c="2"/>currentBarberoCitas.forEach((c,i)=&gt;{</text:p>
      <text:p text:style-name="Standard"><text:s text:c="4"/>html+=`&lt;div class="cita-item" onclick="seleccionarCita(${i}, this)"&gt;</text:p>
      <text:p text:style-name="Standard"><text:s text:c="4"/>👤 ${c.nombre}&lt;br&gt;</text:p>
      <text:p text:style-name="Standard"><text:s text:c="4"/>📞 ${c.telefono}&lt;br&gt;</text:p>
      <text:p text:style-name="Standard"><text:s text:c="4"/>🛠️ ${c.servicio}&lt;br&gt;</text:p>
      <text:p text:style-name="Standard"><text:s text:c="4"/>📅 ${c.fecha} ${c.hora}&lt;br&gt;</text:p>
      <text:p text:style-name="Standard"><text:s text:c="4"/>📌 Código: ${c.codigo||'N/A'}&lt;/div&gt;`;</text:p>
      <text:p text:style-name="Standard"><text:s text:c="2"/>});</text:p>
      <text:p text:style-name="Standard"><text:s text:c="2"/>document.getElementById("detalle").innerHTML = html;</text:p>
      <text:p text:style-name="Standard"><text:s text:c="2"/>let modal = document.getElementById("modal");</text:p>
      <text:p text:style-name="Standard"><text:s text:c="2"/>modal.style.display = "block";</text:p>
      <text:p text:style-name="Standard"><text:s text:c="2"/>setTimeout(()=&gt;modal.classList.add("show"),10);</text:p>
      <text:p text:style-name="Standard">}</text:p>
      <text:p text:style-name="Standard"/>
      <text:p text:style-name="Standard"><text:soft-page-break/>function seleccionarCita(i, el){</text:p>
      <text:p text:style-name="Standard"><text:s text:c="2"/>eventoActual = currentBarberoCitas[i];</text:p>
      <text:p text:style-name="Standard"><text:s text:c="2"/>document.querySelectorAll(".cita-item").forEach(e=&gt;e.classList.remove("activa"));</text:p>
      <text:p text:style-name="Standard"><text:s text:c="2"/>el.classList.add("activa");</text:p>
      <text:p text:style-name="Standard">}</text:p>
      <text:p text:style-name="Standard"/>
      <text:p text:style-name="Standard">function iniciarCalendario(){</text:p>
      <text:p text:style-name="Standard"><text:s text:c="2"/>calendar = new FullCalendar.Calendar(document.getElementById("calendar"),{</text:p>
      <text:p text:style-name="Standard"><text:s text:c="4"/>locale:"es",</text:p>
      <text:p text:style-name="Standard"><text:s text:c="4"/>initialView:"dayGridMonth",</text:p>
      <text:p text:style-name="Standard"><text:s text:c="4"/>headerToolbar:{ left:"prev,next today", center:"title", right:"dayGridMonth,timeGridWeek,timeGridDay,listWeek" },</text:p>
      <text:p text:style-name="Standard"><text:s text:c="4"/>buttonText:{ today:"Hoy", month:"Mes", week:"Semana", day:"Día", list:"Lista" },</text:p>
      <text:p text:style-name="Standard"><text:s text:c="4"/>height:"auto",</text:p>
      <text:p text:style-name="Standard"><text:s text:c="4"/>contentHeight:"auto",</text:p>
      <text:p text:style-name="Standard"><text:s text:c="4"/>expandRows:true,</text:p>
      <text:p text:style-name="Standard"><text:s text:c="4"/>fixedWeekCount:false,</text:p>
      <text:p text:style-name="Standard"><text:s text:c="4"/>eventDisplay:"block",</text:p>
      <text:p text:style-name="Standard"><text:s text:c="4"/>events:(info, success)=&gt;{</text:p>
      <text:p text:style-name="Standard"><text:s text:c="6"/>let ev = reservas</text:p>
      <text:p text:style-name="Standard"><text:s text:c="6"/>.filter(r=&gt;{</text:p>
      <text:p text:style-name="Standard"><text:s text:c="8"/>if(codigoFiltro==="") return true;</text:p>
      <text:p text:style-name="Standard"><text:s text:c="8"/>return (r.codigo||"").toLowerCase().includes(codigoFiltro);</text:p>
      <text:p text:style-name="Standard"><text:s text:c="6"/>})</text:p>
      <text:p text:style-name="Standard"><text:s text:c="6"/>.map(r=&gt;{</text:p>
      <text:p text:style-name="Standard"><text:s text:c="8"/>let inicio = new Date(r.fecha + " " + r.hora);</text:p>
      <text:p text:style-name="Standard"><text:s text:c="8"/>let color = colorPorAbogado(r.barbero);</text:p>
      <text:p text:style-name="Standard"><text:s text:c="8"/>return {</text:p>
      <text:p text:style-name="Standard"><text:s text:c="10"/>title: r.hora+" - "+r.nombre,</text:p>
      <text:p text:style-name="Standard"><text:s text:c="10"/>start: inicio,</text:p>
      <text:p text:style-name="Standard"><text:s text:c="10"/>backgroundColor: color,</text:p>
      <text:p text:style-name="Standard"><text:s text:c="10"/>borderColor: color,</text:p>
      <text:p text:style-name="Standard"><text:s text:c="10"/>textColor:"#fff",</text:p>
      <text:p text:style-name="Standard"><text:s text:c="10"/>classNames:["evento-cuadro"],</text:p>
      <text:p text:style-name="Standard"><text:s text:c="10"/>extendedProps: r</text:p>
      <text:p text:style-name="Standard"><text:s text:c="8"/>};</text:p>
      <text:p text:style-name="Standard"><text:s text:c="6"/>});</text:p>
      <text:p text:style-name="Standard"><text:s text:c="6"/>success(ev);</text:p>
      <text:p text:style-name="Standard"><text:s text:c="4"/>},</text:p>
      <text:p text:style-name="Standard"><text:s text:c="4"/>eventClick:(info)=&gt;{</text:p>
      <text:p text:style-name="Standard"><text:s text:c="6"/>eventoActual = info.event.extendedProps;</text:p>
      <text:p text:style-name="Standard"><text:s text:c="6"/>document.getElementById("detalle").innerHTML = `</text:p>
      <text:p text:style-name="Standard"><text:s text:c="8"/>👤 ${eventoActual.nombre}&lt;br&gt;</text:p>
      <text:p text:style-name="Standard"><text:s text:c="8"/>📞 ${eventoActual.telefono}&lt;br&gt;</text:p>
      <text:p text:style-name="Standard"><text:s text:c="8"/>🛠️ ${eventoActual.servicio}&lt;br&gt;</text:p>
      <text:p text:style-name="Standard"><text:s text:c="8"/>📅 ${eventoActual.fecha} ${eventoActual.hora}&lt;br&gt;</text:p>
      <text:p text:style-name="Standard"><text:s text:c="8"/>📌 Código: ${eventoActual.codigo||'N/A'}</text:p>
      <text:p text:style-name="Standard"><text:s text:c="6"/>`;</text:p>
      <text:p text:style-name="Standard"><text:s text:c="6"/>let modal = document.getElementById("modal");</text:p>
      <text:p text:style-name="Standard"><text:s text:c="6"/>modal.style.display="block";</text:p>
      <text:p text:style-name="Standard"><text:s text:c="6"/>setTimeout(()=&gt;modal.classList.add("show"),10);</text:p>
      <text:p text:style-name="Standard"><text:s text:c="4"/>}</text:p>
      <text:p text:style-name="Standard"><text:soft-page-break/><text:s text:c="2"/>});</text:p>
      <text:p text:style-name="Standard"><text:s text:c="2"/>calendar.render();</text:p>
      <text:p text:style-name="Standard">}</text:p>
      <text:p text:style-name="Standard"/>
      <text:p text:style-name="Standard">document.getElementById("whatsapp").onclick = ()=&gt;{</text:p>
      <text:p text:style-name="Standard"><text:s text:c="2"/>if(!eventoActual) return;</text:p>
      <text:p text:style-name="Standard"><text:s text:c="2"/>let msg=`Hola ${eventoActual.nombre}, confirmamos tu cita de ${eventoActual.servicio} el ${eventoActual.fecha} a las ${eventoActual.hora}`;</text:p>
      <text:p text:style-name="Standard"><text:s text:c="2"/>window.open(`https://wa.me/${eventoActual.telefono}?text=${encodeURIComponent(msg)}`);</text:p>
      <text:p text:style-name="Standard">};</text:p>
      <text:p text:style-name="Standard"/>
      <text:p text:style-name="Standard">document.getElementById("recordatorio").onclick = ()=&gt;{</text:p>
      <text:p text:style-name="Standard"><text:s text:c="2"/>if(!eventoActual) return;</text:p>
      <text:p text:style-name="Standard"><text:s text:c="2"/>let msg=`Recordatorio: tienes cita en legal gestión RGB el ${eventoActual.fecha} a las ${eventoActual.hora}`;</text:p>
      <text:p text:style-name="Standard"><text:s text:c="2"/>window.open(`https://wa.me/${eventoActual.telefono}?text=${encodeURIComponent(msg)}`);</text:p>
      <text:p text:style-name="Standard">};</text:p>
      <text:p text:style-name="Standard"/>
      <text:p text:style-name="Standard">document.getElementById("cerrar").onclick = ()=&gt;{</text:p>
      <text:p text:style-name="Standard"><text:s text:c="2"/>let modal=document.getElementById("modal");</text:p>
      <text:p text:style-name="Standard"><text:s text:c="2"/>modal.classList.remove("show");</text:p>
      <text:p text:style-name="Standard"><text:s text:c="2"/>setTimeout(()=&gt;modal.style.display="none",200);</text:p>
      <text:p text:style-name="Standard">}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6T16:06:16.863000000</meta:creation-date>
    <dc:date>2026-04-06T16:06:58.218000000</dc:date>
    <meta:editing-duration>PT43S</meta:editing-duration>
    <meta:editing-cycles>1</meta:editing-cycles>
    <meta:document-statistic meta:table-count="0" meta:image-count="0" meta:object-count="0" meta:page-count="6" meta:paragraph-count="228" meta:word-count="796" meta:character-count="9888" meta:non-whitespace-character-count="8792"/>
    <meta:generator>sFree_Office_for_Docs_and_PDF/7.4.2.3$Windows_X86_64 LibreOffice_project/382eef1f22670f7f4118c8c2dd222ec7ad009daf</meta:generator>
  </office:meta>
</office:document-meta>
</file>